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2" style:family="paragraph" style:parent-style-name="Standard">
      <style:paragraph-properties style:line-height-at-least="0.198in"/>
    </style:style>
    <style:style style:name="P3"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4" style:family="paragraph" style:parent-style-name="Standard">
      <style:text-properties style:font-name="Liberation Sans" fo:font-size="16pt" officeooo:rsid="001ae94e" officeooo:paragraph-rsid="001ae94e" style:font-size-asian="14pt" style:font-size-complex="16pt"/>
    </style:style>
    <style:style style:name="P5" style:family="paragraph" style:parent-style-name="Standard">
      <style:text-properties fo:color="#cccccc" loext:opacity="100%" style:font-name="Droid Sans Mono" fo:font-size="10.5pt" fo:font-weight="normal" officeooo:rsid="001ae94e" officeooo:paragraph-rsid="001ae94e" fo:background-color="#1f1f1f" style:font-size-asian="14pt" style:font-size-complex="16pt"/>
    </style:style>
    <style:style style:name="P6" style:family="paragraph" style:parent-style-name="Standard">
      <style:text-properties style:font-name="Liberation Sans" fo:font-size="16pt" officeooo:rsid="001c0276" officeooo:paragraph-rsid="001c0276" style:font-size-asian="14pt" style:font-size-complex="16pt"/>
    </style:style>
    <style:style style:name="P7" style:family="paragraph" style:parent-style-name="Standard">
      <style:text-properties fo:color="#cccccc" loext:opacity="100%" style:font-name="Droid Sans Mono" fo:font-size="10.5pt" fo:font-weight="normal" officeooo:rsid="001c0276" officeooo:paragraph-rsid="001c0276" fo:background-color="#1f1f1f" style:font-size-asian="14pt" style:font-size-complex="16pt"/>
    </style:style>
    <style:style style:name="P8" style:family="paragraph" style:parent-style-name="Standard">
      <style:text-properties style:font-name="Liberation Sans" fo:font-size="16pt" officeooo:rsid="001d1b81" officeooo:paragraph-rsid="001d1b81" style:font-size-asian="14pt" style:font-size-complex="16pt"/>
    </style:style>
    <style:style style:name="P9" style:family="paragraph" style:parent-style-name="Standard">
      <style:text-properties style:font-name="Liberation Sans" fo:font-size="16pt" officeooo:rsid="001e88df" officeooo:paragraph-rsid="001e88df" style:font-size-asian="14pt" style:font-size-complex="16pt"/>
    </style:style>
    <style:style style:name="P10" style:family="paragraph" style:parent-style-name="Text_20_body">
      <style:text-properties style:font-name="Liberation Sans" fo:font-size="16pt" officeooo:rsid="001e88df" officeooo:paragraph-rsid="001e88df" style:font-size-asian="14pt" style:font-size-complex="16pt"/>
    </style:style>
    <style:style style:name="P11" style:family="paragraph" style:parent-style-name="Preformatted_20_Text">
      <style:paragraph-properties fo:margin-top="0in" fo:margin-bottom="0.1965in" style:contextual-spacing="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Preformatted_20_Text" style:list-style-name="L3">
      <style:paragraph-properties fo:margin-top="0in" fo:margin-bottom="0.1965in" style:contextual-spacing="false"/>
    </style:style>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style style:name="P24" style:family="paragraph" style:parent-style-name="Preformatted_20_Text" style:list-style-name="L8"/>
    <style:style style:name="P25" style:family="paragraph" style:parent-style-name="Preformatted_20_Text" style:list-style-name="L8">
      <style:paragraph-properties fo:margin-top="0in" fo:margin-bottom="0.1965in" style:contextual-spacing="false"/>
    </style:style>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paragraph-properties fo:margin-top="0in" fo:margin-bottom="0in" style:contextual-spacing="false"/>
    </style:style>
    <style:style style:name="P28" style:family="paragraph" style:parent-style-name="Text_20_body" style:list-style-name="L9"/>
    <style:style style:name="P29" style:family="paragraph" style:parent-style-name="Standard">
      <style:text-properties style:font-name="Liberation Sans" fo:font-size="16pt" officeooo:rsid="0022252f" officeooo:paragraph-rsid="0022252f" style:font-size-asian="14pt" style:font-size-complex="16pt"/>
    </style:style>
    <style:style style:name="P30" style:family="paragraph" style:parent-style-name="Standard">
      <style:text-properties fo:color="#cccccc" loext:opacity="100%" style:font-name="Droid Sans Mono" fo:font-size="10.5pt" fo:font-weight="normal" officeooo:rsid="0022252f" officeooo:paragraph-rsid="0022252f" fo:background-color="#1f1f1f" style:font-size-asian="14pt" style:font-size-complex="16pt"/>
    </style:style>
    <style:style style:name="P31" style:family="paragraph" style:parent-style-name="Standard">
      <style:paragraph-properties style:line-height-at-least="0.198in"/>
      <style:text-properties fo:color="#cccccc" loext:opacity="100%" style:font-name="Droid Sans Mono" fo:font-size="10.5pt" fo:font-weight="normal" fo:background-color="#1f1f1f"/>
    </style:style>
    <style:style style:name="P32" style:family="paragraph" style:parent-style-name="Standard">
      <style:text-properties style:font-name="Liberation Sans" fo:font-size="16pt" officeooo:rsid="0023b3b3" officeooo:paragraph-rsid="0022252f" style:font-size-asian="14pt" style:font-size-complex="16pt"/>
    </style:style>
    <style:style style:name="P33" style:family="paragraph" style:parent-style-name="Standard">
      <style:text-properties style:font-name="Liberation Sans" fo:font-size="16pt" officeooo:rsid="0023b3b3" officeooo:paragraph-rsid="0023b3b3" style:font-size-asian="14pt" style:font-size-complex="16pt"/>
    </style:style>
    <style:style style:name="P34" style:family="paragraph" style:parent-style-name="Standard">
      <style:text-properties style:font-name="Liberation Sans" fo:font-size="16pt" officeooo:paragraph-rsid="0024480c"/>
    </style:style>
    <style:style style:name="P35" style:family="paragraph" style:parent-style-name="Standard">
      <style:text-properties style:font-name="Liberation Sans" fo:font-size="16pt" officeooo:rsid="0024480c" officeooo:paragraph-rsid="0024480c" style:font-size-asian="14pt" style:font-size-complex="16pt"/>
    </style:style>
    <style:style style:name="P36" style:family="paragraph" style:parent-style-name="Standard">
      <style:text-properties fo:color="#cccccc" loext:opacity="100%" style:font-name="Droid Sans Mono" fo:font-size="10.5pt" fo:font-weight="normal" officeooo:rsid="0024480c" officeooo:paragraph-rsid="0024480c" fo:background-color="#1f1f1f" style:font-size-asian="14pt" style:font-size-complex="16pt"/>
    </style:style>
    <style:style style:name="P37" style:family="paragraph" style:parent-style-name="Standard">
      <style:text-properties style:font-name="Liberation Sans" fo:font-size="16pt" officeooo:rsid="0025a9f3" officeooo:paragraph-rsid="0025a9f3" style:font-size-asian="14pt" style:font-size-complex="16pt"/>
    </style:style>
    <style:style style:name="P38" style:family="paragraph" style:parent-style-name="Standard">
      <style:text-properties fo:color="#cccccc" loext:opacity="100%" style:font-name="Droid Sans Mono" fo:font-size="10.5pt" fo:font-weight="normal" officeooo:rsid="0025a9f3" officeooo:paragraph-rsid="0025a9f3" fo:background-color="#1f1f1f" style:font-size-asian="14pt" style:font-size-complex="16pt"/>
    </style:style>
    <style:style style:name="P39" style:family="paragraph" style:parent-style-name="Standard">
      <style:text-properties style:font-name="Liberation Sans" fo:font-size="16pt" officeooo:paragraph-rsid="00282408"/>
    </style:style>
    <style:style style:name="P40" style:family="paragraph" style:parent-style-name="Standard">
      <style:text-properties style:font-name="Liberation Sans" fo:font-size="16pt" officeooo:rsid="00282408" officeooo:paragraph-rsid="00282408" style:font-size-asian="14pt" style:font-size-complex="16pt"/>
    </style:style>
    <style:style style:name="P41" style:family="paragraph" style:parent-style-name="Standard">
      <style:text-properties fo:color="#cccccc" loext:opacity="100%" style:font-name="Droid Sans Mono" fo:font-size="10.5pt" fo:font-weight="normal" officeooo:paragraph-rsid="00282408" fo:background-color="#1f1f1f"/>
    </style:style>
    <style:style style:name="P42" style:family="paragraph" style:parent-style-name="Standard">
      <style:paragraph-properties fo:margin-left="0in" fo:margin-right="0in" style:line-height-at-least="0.198in" fo:text-indent="0in" style:auto-text-indent="false"/>
      <style:text-properties fo:color="#808080" loext:opacity="100%" style:font-name="Droid Sans Mono" fo:font-size="10.5pt" fo:font-weight="normal" fo:background-color="#1f1f1f"/>
    </style:style>
    <style:style style:name="P43" style:family="paragraph" style:parent-style-name="Standard">
      <style:paragraph-properties fo:margin-top="0in" fo:margin-bottom="0.1965in" style:contextual-spacing="false" style:line-height-at-least="0.198in"/>
      <style:text-properties fo:color="#cccccc" loext:opacity="100%" style:font-name="Droid Sans Mono" fo:font-size="10.5pt" fo:font-weight="normal" fo:background-color="#1f1f1f"/>
    </style:style>
    <style:style style:name="P44" style:family="paragraph" style:parent-style-name="Standard">
      <style:text-properties style:font-name="Liberation Sans" fo:font-size="16pt" officeooo:rsid="002ae719" officeooo:paragraph-rsid="002ae719" style:font-size-asian="14pt" style:font-size-complex="16pt"/>
    </style:style>
    <style:style style:name="T1" style:family="text">
      <style:text-properties fo:color="#569cd6" loext:opacity="100%"/>
    </style:style>
    <style:style style:name="T2" style:family="text">
      <style:text-properties fo:color="#dcdcaa" loext:opacity="100%"/>
    </style:style>
    <style:style style:name="T3" style:family="text">
      <style:text-properties fo:color="#4fc1ff"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c586c0" loext:opacity="100%"/>
    </style:style>
    <style:style style:name="T7" style:family="text">
      <style:text-properties fo:color="#808080" loext:opacity="100%"/>
    </style:style>
    <style:style style:name="T8" style:family="text">
      <style:text-properties fo:color="#4ec9b0" loext:opacity="100%"/>
    </style:style>
    <style:style style:name="T9" style:family="text">
      <style:text-properties fo:color="#9cdcfe" loext:opacity="100%"/>
    </style:style>
    <style:style style:name="T10" style:family="text">
      <style:text-properties fo:color="#ce9178" loext:opacity="100%"/>
    </style:style>
    <style:style style:name="T11" style:family="text">
      <style:text-properties officeooo:rsid="0024480c" style:font-size-asian="14pt" style:font-size-complex="16pt"/>
    </style:style>
    <style:style style:name="T12" style:family="text">
      <style:text-properties fo:color="#dcdcaa" loext:opacity="100%" style:font-name="Droid Sans Mono" fo:font-size="10.5pt" fo:font-weight="normal" fo:background-color="#1f1f1f" loext:char-shading-value="0"/>
    </style:style>
    <style:style style:name="T13" style:family="text">
      <style:text-properties fo:color="#cccccc" loext:opacity="100%" style:font-name="Droid Sans Mono" fo:font-size="10.5pt" fo:font-weight="normal" fo:background-color="#1f1f1f" loext:char-shading-value="0"/>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officeooo:rsid="0026c896"/>
    </style:style>
    <style:style style:name="T16" style:family="text">
      <style:text-properties officeooo:rsid="00282408" style:font-size-asian="14pt" style:font-size-complex="16pt"/>
    </style:style>
    <style:style style:name="T17" style:family="text">
      <style:text-properties fo:color="#c586c0" loext:opacity="100%" style:font-name="Droid Sans Mono" fo:font-size="10.5pt" fo:font-weight="normal" fo:background-color="#1f1f1f" loext:char-shading-value="0"/>
    </style:style>
    <style:style style:name="T18" style:family="text">
      <style:text-properties fo:color="#808080" loext:opacity="100%" style:font-name="Droid Sans Mono" fo:font-size="10.5pt" fo:font-weight="normal" fo:background-color="#1f1f1f" loext:char-shading-value="0"/>
    </style:style>
    <style:style style:name="T19" style:family="text">
      <style:text-properties fo:color="#6a9955" loext:opacity="100%"/>
    </style:style>
    <style:style style:name="T20" style:family="text">
      <style:text-properties officeooo:rsid="0029bb4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unction</text:span> <text:span text:style-name="T2">App</text:span>() {</text:p>
      <text:p text:style-name="P1"><text:span text:style-name="T1">const</text:span> [<text:span text:style-name="T3">count</text:span>, <text:span text:style-name="T2">setCount</text:span>] <text:span text:style-name="T4">=</text:span> <text:span text:style-name="T2">useState</text:span>(<text:span text:style-name="T5">0</text:span>)</text:p>
      <text:p text:style-name="P2"/>
      <text:p text:style-name="P1"><text:span text:style-name="T6">return</text:span> <text:span text:style-name="T7">&lt;</text:span><text:span text:style-name="T1">div</text:span><text:span text:style-name="T7">&gt;</text:span></text:p>
      <text:p text:style-name="P1"><text:span text:style-name="T7">&lt;</text:span><text:span text:style-name="T8">Counter</text:span><text:span text:style-name="T7">&gt;&lt;/</text:span><text:span text:style-name="T8">Counter</text:span><text:span text:style-name="T7">&gt;</text:span> </text:p>
      <text:p text:style-name="P1"><text:span text:style-name="T7">&lt;/</text:span><text:span text:style-name="T1">div</text:span><text:span text:style-name="T7">&gt;</text:span></text:p>
      <text:p text:style-name="P1">}</text:p>
      <text:p text:style-name="P3">// Counter component can be used in our app like &lt;Counter&gt;&lt;/Counter&gt; </text:p>
      <text:p text:style-name="P3">// so by writing this we have rendered the Counter</text:p>
      <text:p text:style-name="P3">// now our app does not change state by this &lt;h1&gt;1&lt;/h1&gt;</text:p>
      <text:p text:style-name="P3">//&lt;button&gt;Increase Count&lt;/button&gt; </text:p>
      <text:p text:style-name="P3">// in order to do that we need </text:p>
      <text:p text:style-name="P3">// our application breaks because our Counter component getting re-rendered</text:p>
      <text:p text:style-name="P3">// again and again so to solve this we need our component to render only </text:p>
      <text:p text:style-name="P3">// once in case of setInterval function i.e. call only once.</text:p>
      <text:p text:style-name="P3">// In order to achieve that we will use useEffect hook</text:p>
      <text:p text:style-name="P3">// the first time Counter gets rendered, run only once </text:p>
      <text:p text:style-name="P3">// that means we want our logic to run only when Counter component </text:p>
      <text:p text:style-name="P3">// gets mounted </text:p>
      <text:p text:style-name="P2"/>
      <text:p text:style-name="P1"><text:span text:style-name="T1">function</text:span> <text:span text:style-name="T2">Counter</text:span>(){</text:p>
      <text:p text:style-name="P1"><text:span text:style-name="T1">const</text:span> [<text:span text:style-name="T3">count</text:span>,<text:span text:style-name="T2">setCount</text:span>]<text:span text:style-name="T4">=</text:span><text:span text:style-name="T2">useState</text:span>(<text:span text:style-name="T5">0</text:span>);</text:p>
      <text:p text:style-name="P3">//gaurd our setInterval function from re-render</text:p>
      <text:p text:style-name="P1"><text:span text:style-name="T2">useEffect</text:span>(<text:span text:style-name="T1">function</text:span>(){</text:p>
      <text:p text:style-name="P1"><text:span text:style-name="T2">setInterval</text:span>(<text:span text:style-name="T1">function</text:span>(){</text:p>
      <text:p text:style-name="P3">//setCount(count =&gt; count+1);</text:p>
      <text:p text:style-name="P1"><text:span text:style-name="T2">setCount</text:span>(<text:span text:style-name="T1">function</text:span> (<text:span text:style-name="T9">currentValue</text:span>){</text:p>
      <text:p text:style-name="P1"><text:span text:style-name="T6">return</text:span> <text:span text:style-name="T9">currentValue</text:span><text:span text:style-name="T4">+</text:span><text:span text:style-name="T5">1</text:span>;</text:p>
      <text:p text:style-name="P1">});</text:p>
      <text:p text:style-name="P1">},<text:span text:style-name="T5">1000</text:span>);</text:p>
      <text:p text:style-name="P1"><text:span text:style-name="T9">console</text:span>.<text:span text:style-name="T2">log</text:span>(<text:span text:style-name="T10">"mounted"</text:span>);</text:p>
      <text:p text:style-name="P1">},[]);</text:p>
      <text:p text:style-name="P3">// [] when passing empty array like this means i cant use state</text:p>
      <text:p text:style-name="P3">// variable inside it so alternate solution to it is </text:p>
      <text:p text:style-name="P3">// create a function which takes a input and returns </text:p>
      <text:p text:style-name="P3">// </text:p>
      <text:p text:style-name="P1"><text:span text:style-name="T9">console</text:span>.<text:span text:style-name="T2">log</text:span>(<text:span text:style-name="T10">"inside counter component"</text:span>);</text:p>
      <text:p text:style-name="P1"><text:span text:style-name="T1">function</text:span> <text:span text:style-name="T2">increaseCount</text:span>(){</text:p>
      <text:p text:style-name="P1"><text:span text:style-name="T2">setCount</text:span>(<text:span text:style-name="T3">count</text:span><text:span text:style-name="T4">+</text:span><text:span text:style-name="T5">1</text:span>);</text:p>
      <text:p text:style-name="P1">}</text:p>
      <text:p text:style-name="P1"><text:span text:style-name="T1">function</text:span> <text:span text:style-name="T2">decreaseCount</text:span>(){</text:p>
      <text:p text:style-name="P1"><text:span text:style-name="T2">setCount</text:span>(<text:span text:style-name="T3">count</text:span><text:span text:style-name="T4">-</text:span><text:span text:style-name="T5">1</text:span>);</text:p>
      <text:p text:style-name="P1">}</text:p>
      <text:p text:style-name="P1"><text:span text:style-name="T6">return</text:span> <text:span text:style-name="T7">&lt;</text:span><text:span text:style-name="T1">div</text:span><text:span text:style-name="T7">&gt;</text:span></text:p>
      <text:p text:style-name="P1"><text:span text:style-name="T7">&lt;</text:span><text:span text:style-name="T1">h1</text:span><text:span text:style-name="T7">&gt;</text:span><text:span text:style-name="T1">{</text:span><text:span text:style-name="T3">count</text:span><text:span text:style-name="T1">}</text:span><text:span text:style-name="T7">&lt;/</text:span><text:span text:style-name="T1">h1</text:span><text:span text:style-name="T7">&gt;</text:span></text:p>
      <text:p text:style-name="P1"><text:span text:style-name="T7">&lt;</text:span><text:span text:style-name="T1">button</text:span> <text:span text:style-name="T9">onClick</text:span><text:span text:style-name="T4">=</text:span><text:span text:style-name="T1">{</text:span><text:span text:style-name="T2">increaseCount</text:span><text:span text:style-name="T1">}</text:span><text:span text:style-name="T7">&gt;</text:span>Increase Count<text:span text:style-name="T7">&lt;/</text:span><text:span text:style-name="T1">button</text:span><text:span text:style-name="T7">&gt;</text:span></text:p>
      <text:p text:style-name="P1"><text:span text:style-name="T7">&lt;</text:span><text:span text:style-name="T1">button</text:span> <text:span text:style-name="T9">onClick</text:span><text:span text:style-name="T4">=</text:span><text:span text:style-name="T1">{</text:span><text:span text:style-name="T2">decreaseCount</text:span><text:span text:style-name="T1">}</text:span><text:span text:style-name="T7">&gt;</text:span>Decrease Count<text:span text:style-name="T7">&lt;/</text:span><text:span text:style-name="T1">button</text:span><text:span text:style-name="T7">&gt;</text:span></text:p>
      <text:p text:style-name="P2"/>
      <text:p text:style-name="P1"><text:span text:style-name="T7">&lt;/</text:span><text:span text:style-name="T1">div</text:span><text:span text:style-name="T7">&gt;</text:span></text:p>
      <text:p text:style-name="P1">}</text:p>
      <text:p text:style-name="Standard"><text:soft-page-break/></text:p>
      <text:p text:style-name="P4">So now we want the Counter component to get rendered randomly</text:p>
      <text:p text:style-name="P4">means it should render some time and it should not the other time </text:p>
      <text:p text:style-name="P5"><text:span text:style-name="T1">{</text:span><text:span text:style-name="T9">counterVisible</text:span><text:span text:style-name="T4"> ? </text:span><text:span text:style-name="T7">&lt;</text:span><text:span text:style-name="T8">Counter</text:span><text:span text:style-name="T7">&gt;&lt;/</text:span><text:span text:style-name="T8">Counter</text:span><text:span text:style-name="T7">&gt;</text:span><text:span text:style-name="T4"> : </text:span><text:span text:style-name="T1">null}</text:span></text:p>
      <text:p text:style-name="P6">this is what called conditional rendering </text:p>
      <text:p text:style-name="P6">based on certain condition render a component</text:p>
      <text:p text:style-name="P6"/>
      <text:p text:style-name="P7"><text:span text:style-name="T1">function</text:span> <text:span text:style-name="T2">App</text:span>() {</text:p>
      <text:p text:style-name="P1"><text:span text:style-name="T1">let</text:span> [<text:span text:style-name="T9">counterVisible</text:span>,<text:span text:style-name="T2">setVisibility</text:span>]<text:span text:style-name="T4">=</text:span><text:span text:style-name="T2">useState</text:span>(<text:span text:style-name="T1">true</text:span>);</text:p>
      <text:p text:style-name="P1"><text:span text:style-name="T2">useEffect</text:span>(<text:span text:style-name="T1">function</text:span>(){</text:p>
      <text:p text:style-name="P1"><text:span text:style-name="T2">setInterval</text:span>(<text:span text:style-name="T1">function</text:span>(){</text:p>
      <text:p text:style-name="P1"><text:span text:style-name="T2">setVisibility</text:span>(<text:span text:style-name="T1">function</text:span>(<text:span text:style-name="T9">condition</text:span>){</text:p>
      <text:p text:style-name="P1"><text:span text:style-name="T6">return</text:span> <text:span text:style-name="T4">!</text:span><text:span text:style-name="T9">condition</text:span>;</text:p>
      <text:p text:style-name="P1">})</text:p>
      <text:p text:style-name="P1">},<text:span text:style-name="T5">5000</text:span>)},[]);</text:p>
      <text:p text:style-name="P2"/>
      <text:p text:style-name="P1"><text:span text:style-name="T6">return</text:span> <text:span text:style-name="T7">&lt;</text:span><text:span text:style-name="T1">div</text:span><text:span text:style-name="T7">&gt;</text:span></text:p>
      <text:p text:style-name="P1">Namaste</text:p>
      <text:p text:style-name="P1"><text:span text:style-name="T1">{</text:span><text:span text:style-name="T9">counterVisible</text:span><text:span text:style-name="T4"> ? </text:span><text:span text:style-name="T7">&lt;</text:span><text:span text:style-name="T8">Counter</text:span><text:span text:style-name="T7">&gt;&lt;/</text:span><text:span text:style-name="T8">Counter</text:span><text:span text:style-name="T7">&gt;</text:span><text:span text:style-name="T4"> : </text:span><text:span text:style-name="T1">null}</text:span></text:p>
      <text:p text:style-name="P1">Dhanyawaad</text:p>
      <text:p text:style-name="P1"><text:span text:style-name="T7">&lt;/</text:span><text:span text:style-name="T1">div</text:span><text:span text:style-name="T7">&gt;</text:span></text:p>
      <text:p text:style-name="P1">}</text:p>
      <text:p text:style-name="P1"><text:span text:style-name="T1">function</text:span> <text:span text:style-name="T2">Counter</text:span>(){</text:p>
      <text:p text:style-name="P1"><text:span text:style-name="T1">const</text:span> [<text:span text:style-name="T3">count</text:span>,<text:span text:style-name="T2">setCount</text:span>]<text:span text:style-name="T4">=</text:span><text:span text:style-name="T2">useState</text:span>(<text:span text:style-name="T5">0</text:span>);</text:p>
      <text:p text:style-name="P3">//gaurd our setInterval function from re-render</text:p>
      <text:p text:style-name="P1"><text:span text:style-name="T2">useEffect</text:span>(<text:span text:style-name="T1">function</text:span>(){</text:p>
      <text:p text:style-name="P1"><text:span text:style-name="T2">setInterval</text:span>(<text:span text:style-name="T1">function</text:span>(){</text:p>
      <text:p text:style-name="P3">//setCount(count =&gt; count+1);</text:p>
      <text:p text:style-name="P1"><text:span text:style-name="T2">setCount</text:span>(<text:span text:style-name="T1">function</text:span> (<text:span text:style-name="T9">currentValue</text:span>){</text:p>
      <text:p text:style-name="P1"><text:span text:style-name="T9">console</text:span>.<text:span text:style-name="T2">log</text:span>()</text:p>
      <text:p text:style-name="P1"><text:span text:style-name="T6">return</text:span> <text:span text:style-name="T9">currentValue</text:span><text:span text:style-name="T4">+</text:span><text:span text:style-name="T5">1</text:span>;</text:p>
      <text:p text:style-name="P1">});</text:p>
      <text:p text:style-name="P1">},<text:span text:style-name="T5">1000</text:span>);</text:p>
      <text:p text:style-name="P1"><text:span text:style-name="T9">console</text:span>.<text:span text:style-name="T2">log</text:span>(<text:span text:style-name="T10">"mounted"</text:span>);</text:p>
      <text:p text:style-name="P1">},[]);</text:p>
      <text:p text:style-name="P1"><text:span text:style-name="T9">console</text:span>.<text:span text:style-name="T2">log</text:span>(<text:span text:style-name="T10">"inside counter component"</text:span>);</text:p>
      <text:p text:style-name="P1"><text:span text:style-name="T6">return</text:span> <text:span text:style-name="T7">&lt;</text:span><text:span text:style-name="T1">div</text:span><text:span text:style-name="T7">&gt;</text:span></text:p>
      <text:p text:style-name="P1"><text:span text:style-name="T7">&lt;</text:span><text:span text:style-name="T1">h1</text:span><text:span text:style-name="T7">&gt;</text:span><text:span text:style-name="T1">{</text:span><text:span text:style-name="T3">count</text:span><text:span text:style-name="T1">}</text:span><text:span text:style-name="T7">&lt;/</text:span><text:span text:style-name="T1">h1</text:span><text:span text:style-name="T7">&gt;</text:span></text:p>
      <text:p text:style-name="P1"><text:span text:style-name="T7">&lt;/</text:span><text:span text:style-name="T1">div</text:span><text:span text:style-name="T7">&gt;</text:span></text:p>
      <text:p text:style-name="P1">}</text:p>
      <text:p text:style-name="P6"/>
      <text:p text:style-name="P8">this code works perfectly but there is performance issue in this </text:p>
      <text:p text:style-name="P8">whenever the Counter component renders again it creates a clock</text:p>
      <text:p text:style-name="P8">like we are rendering Counter component every 5 sec</text:p>
      <text:p text:style-name="P9">and the clock which gets start, we didn’t stopped the clock </text:p>
      <text:p text:style-name="P9">so to do that we do clean-up<text:line-break/>we add a logic for mounting but not for unmounting </text:p>
      <text:p text:style-name="P10"><text:soft-page-break/>Great question! Let's dive into <text:span text:style-name="Strong_20_Emphasis">when and why</text:span> the <text:span text:style-name="Strong_20_Emphasis">App</text:span> and <text:span text:style-name="Strong_20_Emphasis">Counter</text:span> components re-render in your React program.</text:p>
      <text:p text:style-name="Horizontal_20_Line"/>
      <text:h text:style-name="Heading_20_3" text:outline-level="3"><text:span text:style-name="Strong_20_Emphasis">1. When Does the </text:span><text:span text:style-name="Strong_20_Emphasis"><text:span text:style-name="Source_20_Text">App</text:span></text:span><text:span text:style-name="Strong_20_Emphasis"> Component Re-render?</text:span></text:h>
      <text:p text:style-name="Text_20_body">The <text:span text:style-name="Source_20_Text">App</text:span> component will re-render <text:span text:style-name="Strong_20_Emphasis">whenever its state changes</text:span>.</text:p>
      <text:h text:style-name="Heading_20_4" text:outline-level="4"><text:span text:style-name="Strong_20_Emphasis">State in </text:span><text:span text:style-name="Strong_20_Emphasis"><text:span text:style-name="Source_20_Text">App</text:span></text:span><text:span text:style-name="Strong_20_Emphasis">:</text:span></text:h>
      <text:p text:style-name="P11"><text:span text:style-name="Source_20_Text">let [counterVisible, setVisibility] = useState(true);</text:span></text:p>
      <text:list text:style-name="L1">
        <text:list-item>
          <text:p text:style-name="P12">The only state in <text:span text:style-name="Source_20_Text">App</text:span> is <text:span text:style-name="Source_20_Text">counterVisible</text:span>, which controls whether the <text:span text:style-name="Source_20_Text">Counter</text:span> component is visible. </text:p>
        </text:list-item>
      </text:list>
      <text:h text:style-name="Heading_20_4" text:outline-level="4"><text:span text:style-name="Strong_20_Emphasis">Trigger for Re-render:</text:span></text:h>
      <text:p text:style-name="Preformatted_20_Text"><text:span text:style-name="Source_20_Text">useEffect(function(){</text:span></text:p>
      <text:p text:style-name="Preformatted_20_Text"><text:span text:style-name="Source_20_Text"><text:s text:c="2"/>setInterval(function(){</text:span></text:p>
      <text:p text:style-name="Preformatted_20_Text"><text:span text:style-name="Source_20_Text"><text:s text:c="4"/>setVisibility(function(condition){</text:span></text:p>
      <text:p text:style-name="Preformatted_20_Text"><text:span text:style-name="Source_20_Text"><text:s text:c="6"/>return !condition;</text:span></text:p>
      <text:p text:style-name="Preformatted_20_Text"><text:span text:style-name="Source_20_Text"><text:s text:c="4"/>});</text:span></text:p>
      <text:p text:style-name="Preformatted_20_Text"><text:span text:style-name="Source_20_Text"><text:s text:c="2"/>}, 5000);</text:span></text:p>
      <text:p text:style-name="P11"><text:span text:style-name="Source_20_Text">}, []);</text:span></text:p>
      <text:list text:style-name="L2">
        <text:list-item>
          <text:p text:style-name="P13">Every <text:span text:style-name="Strong_20_Emphasis">5 seconds</text:span>, <text:span text:style-name="Source_20_Text">setVisibility</text:span> toggles <text:span text:style-name="Source_20_Text">counterVisible</text:span> between <text:span text:style-name="Source_20_Text">true</text:span> and <text:span text:style-name="Source_20_Text">false</text:span>.</text:p>
        </text:list-item>
        <text:list-item>
          <text:p text:style-name="P13"><text:span text:style-name="Strong_20_Emphasis">Each time </text:span><text:span text:style-name="Strong_20_Emphasis"><text:span text:style-name="Source_20_Text">setVisibility</text:span></text:span><text:span text:style-name="Strong_20_Emphasis"> runs, it updates the state</text:span>, causing <text:span text:style-name="Strong_20_Emphasis"><text:span text:style-name="Source_20_Text">App</text:span></text:span><text:span text:style-name="Strong_20_Emphasis"> to re-render</text:span>.</text:p>
        </text:list-item>
      </text:list>
      <text:p text:style-name="Horizontal_20_Line"/>
      <text:h text:style-name="Heading_20_3" text:outline-level="3"><text:span text:style-name="Strong_20_Emphasis">2. What Happens During </text:span><text:span text:style-name="Strong_20_Emphasis"><text:span text:style-name="Source_20_Text">App</text:span></text:span><text:span text:style-name="Strong_20_Emphasis">'s Re-render?</text:span></text:h>
      <text:p text:style-name="Text_20_body">Every time <text:span text:style-name="Source_20_Text">App</text:span> re-renders:</text:p>
      <text:list text:style-name="L3">
        <text:list-item>
          <text:p text:style-name="P14">It checks the value of <text:span text:style-name="Source_20_Text">counterVisible</text:span>. </text:p>
          <text:p text:style-name="P15"><text:span text:style-name="Source_20_Text">{counterVisible ? &lt;Counter&gt;&lt;/Counter&gt; : null}</text:span></text:p>
          <text:list>
            <text:list-item>
              <text:p text:style-name="P16">If <text:span text:style-name="Source_20_Text">counterVisible</text:span> is <text:span text:style-name="Strong_20_Emphasis"><text:span text:style-name="Source_20_Text">true</text:span></text:span>, the <text:span text:style-name="Source_20_Text">Counter</text:span> component is <text:span text:style-name="Strong_20_Emphasis">mounted</text:span>. </text:p>
            </text:list-item>
            <text:list-item>
              <text:p text:style-name="P14">If <text:span text:style-name="Source_20_Text">counterVisible</text:span> is <text:span text:style-name="Strong_20_Emphasis"><text:span text:style-name="Source_20_Text">false</text:span></text:span>, the <text:span text:style-name="Source_20_Text">Counter</text:span> component is <text:span text:style-name="Strong_20_Emphasis">unmounted</text:span>. </text:p>
            </text:list-item>
          </text:list>
        </text:list-item>
      </text:list>
      <text:p text:style-name="Horizontal_20_Line"/>
      <text:h text:style-name="Heading_20_3" text:outline-level="3"><text:span text:style-name="Strong_20_Emphasis">3. When Does the </text:span><text:span text:style-name="Strong_20_Emphasis"><text:span text:style-name="Source_20_Text">Counter</text:span></text:span><text:span text:style-name="Strong_20_Emphasis"> Component Re-render?</text:span></text:h>
      <text:p text:style-name="Text_20_body">The <text:span text:style-name="Source_20_Text">Counter</text:span> component re-renders in <text:span text:style-name="Strong_20_Emphasis">two</text:span> scenarios:</text:p>
      <text:h text:style-name="Heading_20_4" text:outline-level="4"><text:span text:style-name="Strong_20_Emphasis">a) When It Mounts and Unmounts (via </text:span><text:span text:style-name="Strong_20_Emphasis"><text:span text:style-name="Source_20_Text">App</text:span></text:span><text:span text:style-name="Strong_20_Emphasis">):</text:span></text:h>
      <text:list text:style-name="L4">
        <text:list-item>
          <text:p text:style-name="P17"><text:span text:style-name="Strong_20_Emphasis">Mount:</text:span> When <text:span text:style-name="Source_20_Text">counterVisible</text:span> becomes <text:span text:style-name="Source_20_Text">true</text:span>, <text:span text:style-name="Source_20_Text">Counter</text:span> is added to the DOM, and its function runs. </text:p>
        </text:list-item>
        <text:list-item>
          <text:p text:style-name="P18"><text:soft-page-break/><text:span text:style-name="Strong_20_Emphasis">Unmount:</text:span> When <text:span text:style-name="Source_20_Text">counterVisible</text:span> becomes <text:span text:style-name="Source_20_Text">false</text:span>, <text:span text:style-name="Source_20_Text">Counter</text:span> is removed from the DOM. </text:p>
        </text:list-item>
      </text:list>
      <text:p text:style-name="Horizontal_20_Line"/>
      <text:h text:style-name="Heading_20_4" text:outline-level="4"><text:span text:style-name="Strong_20_Emphasis">b) When Its Own State Changes:</text:span></text:h>
      <text:p text:style-name="P11"><text:span text:style-name="Source_20_Text">const [count, setCount] = useState(0);</text:span></text:p>
      <text:list text:style-name="L5">
        <text:list-item>
          <text:p text:style-name="P19">The <text:span text:style-name="Source_20_Text">Counter</text:span> component has its own <text:span text:style-name="Source_20_Text">count</text:span> state, which increments every second via <text:span text:style-name="Source_20_Text">setInterval</text:span> inside the <text:span text:style-name="Source_20_Text">useEffect</text:span>: </text:p>
        </text:list-item>
      </text:list>
      <text:p text:style-name="Preformatted_20_Text"><text:span text:style-name="Source_20_Text">useEffect(function() {</text:span></text:p>
      <text:p text:style-name="Preformatted_20_Text"><text:span text:style-name="Source_20_Text"><text:s text:c="2"/>console.log("On mount");</text:span></text:p>
      <text:p text:style-name="Preformatted_20_Text"><text:span text:style-name="Source_20_Text"><text:s text:c="2"/>let clock = setInterval(function() {</text:span></text:p>
      <text:p text:style-name="Preformatted_20_Text"><text:span text:style-name="Source_20_Text"><text:s text:c="4"/>console.log("Inside Interval");</text:span></text:p>
      <text:p text:style-name="Preformatted_20_Text"><text:span text:style-name="Source_20_Text"><text:s text:c="4"/>setCount(function(currentValue) {</text:span></text:p>
      <text:p text:style-name="Preformatted_20_Text"><text:span text:style-name="Source_20_Text"><text:s text:c="6"/>return currentValue + 1;</text:span></text:p>
      <text:p text:style-name="Preformatted_20_Text"><text:span text:style-name="Source_20_Text"><text:s text:c="4"/>});</text:span></text:p>
      <text:p text:style-name="Preformatted_20_Text"><text:span text:style-name="Source_20_Text"><text:s text:c="2"/>}, 1000);</text:span></text:p>
      <text:p text:style-name="Preformatted_20_Text"/>
      <text:p text:style-name="Preformatted_20_Text"><text:span text:style-name="Source_20_Text"><text:s text:c="2"/>return function() {</text:span></text:p>
      <text:p text:style-name="Preformatted_20_Text"><text:span text:style-name="Source_20_Text"><text:s text:c="4"/>console.log("On unmount");</text:span></text:p>
      <text:p text:style-name="Preformatted_20_Text"><text:span text:style-name="Source_20_Text"><text:s text:c="4"/>clearInterval(clock);</text:span></text:p>
      <text:p text:style-name="Preformatted_20_Text"><text:span text:style-name="Source_20_Text"><text:s text:c="2"/>};</text:span></text:p>
      <text:p text:style-name="P11"><text:span text:style-name="Source_20_Text">}, []);</text:span></text:p>
      <text:list text:style-name="L6">
        <text:list-item>
          <text:p text:style-name="P20"><text:span text:style-name="Strong_20_Emphasis">Each time </text:span><text:span text:style-name="Strong_20_Emphasis"><text:span text:style-name="Source_20_Text">setCount</text:span></text:span><text:span text:style-name="Strong_20_Emphasis"> runs (every second),</text:span> it updates the <text:span text:style-name="Source_20_Text">count</text:span> state, causing the <text:span text:style-name="Source_20_Text">Counter</text:span> component to <text:span text:style-name="Strong_20_Emphasis">re-render</text:span> to display the updated count. </text:p>
        </text:list-item>
      </text:list>
      <text:p text:style-name="Horizontal_20_Line"/>
      <text:h text:style-name="Heading_20_3" text:outline-level="3"><text:span text:style-name="Strong_20_Emphasis">4. Recap of the Re-render Flow:</text:span></text:h>
      <text:list text:style-name="L7">
        <text:list-item>
          <text:p text:style-name="P21"><text:span text:style-name="Strong_20_Emphasis">Initial Render:</text:span></text:p>
          <text:list>
            <text:list-item>
              <text:p text:style-name="P22"><text:span text:style-name="Source_20_Text">App</text:span> renders for the first time, <text:span text:style-name="Source_20_Text">counterVisible</text:span> is <text:span text:style-name="Source_20_Text">true</text:span>, so <text:span text:style-name="Source_20_Text">Counter</text:span> mounts. </text:p>
            </text:list-item>
            <text:list-item>
              <text:p text:style-name="P22"><text:span text:style-name="Source_20_Text">Counter</text:span> starts its own interval to increment <text:span text:style-name="Source_20_Text">count</text:span> every second. </text:p>
            </text:list-item>
          </text:list>
        </text:list-item>
        <text:list-item>
          <text:p text:style-name="P21"><text:span text:style-name="Strong_20_Emphasis">Every Second (While </text:span><text:span text:style-name="Strong_20_Emphasis"><text:span text:style-name="Source_20_Text">Counter</text:span></text:span><text:span text:style-name="Strong_20_Emphasis"> is Visible):</text:span></text:p>
          <text:list>
            <text:list-item>
              <text:p text:style-name="P22"><text:span text:style-name="Source_20_Text">Counter</text:span>'s <text:span text:style-name="Source_20_Text">setCount</text:span> triggers a re-render to update the count display. </text:p>
            </text:list-item>
          </text:list>
        </text:list-item>
        <text:list-item>
          <text:p text:style-name="P21"><text:span text:style-name="Strong_20_Emphasis">After 5 Seconds:</text:span></text:p>
          <text:list>
            <text:list-item>
              <text:p text:style-name="P22"><text:span text:style-name="Source_20_Text">App</text:span>'s <text:span text:style-name="Source_20_Text">setVisibility</text:span> toggles <text:span text:style-name="Source_20_Text">counterVisible</text:span> to <text:span text:style-name="Source_20_Text">false</text:span>. </text:p>
            </text:list-item>
            <text:list-item>
              <text:p text:style-name="P22"><text:span text:style-name="Source_20_Text">App</text:span> re-renders, and <text:span text:style-name="Source_20_Text">Counter</text:span> unmounts (interval is cleared). </text:p>
            </text:list-item>
          </text:list>
        </text:list-item>
        <text:list-item>
          <text:p text:style-name="P21"><text:span text:style-name="Strong_20_Emphasis">Next 5 Seconds:</text:span></text:p>
          <text:list>
            <text:list-item>
              <text:p text:style-name="P22"><text:span text:style-name="Source_20_Text">App</text:span>'s <text:span text:style-name="Source_20_Text">setVisibility</text:span> toggles <text:span text:style-name="Source_20_Text">counterVisible</text:span> back to <text:span text:style-name="Source_20_Text">true</text:span>. </text:p>
            </text:list-item>
            <text:list-item>
              <text:p text:style-name="P21"><text:span text:style-name="Source_20_Text">App</text:span> re-renders, and <text:span text:style-name="Source_20_Text">Counter</text:span> mounts again, starting the process over. </text:p>
            </text:list-item>
          </text:list>
        </text:list-item>
      </text:list>
      <text:p text:style-name="Horizontal_20_Line"/>
      <text:h text:style-name="Heading_20_3" text:outline-level="3"><text:span text:style-name="Strong_20_Emphasis">5. Console Log Walkthrough:</text:span></text:h>
      <text:p text:style-name="Text_20_body">Here's what you'd see in the console to help visualize the flow:</text:p>
      <text:list text:style-name="L8">
        <text:list-item>
          <text:p text:style-name="P23"><text:span text:style-name="Strong_20_Emphasis">At Start:</text:span></text:p>
          <text:p text:style-name="P24"><text:soft-page-break/><text:span text:style-name="Source_20_Text">inside counter component</text:span></text:p>
          <text:p text:style-name="P24"><text:span text:style-name="Source_20_Text">On mount</text:span></text:p>
          <text:p text:style-name="P24"><text:span text:style-name="Source_20_Text">Inside Interval <text:s/>(after 1 second)</text:span></text:p>
          <text:p text:style-name="P24"><text:span text:style-name="Source_20_Text">Inside Interval <text:s/>(after 2 seconds)</text:span></text:p>
          <text:p text:style-name="P24"><text:span text:style-name="Source_20_Text">Inside Interval <text:s/>(after 3 seconds)</text:span></text:p>
          <text:p text:style-name="P24"><text:span text:style-name="Source_20_Text">Inside Interval <text:s/>(after 4 seconds)</text:span></text:p>
          <text:p text:style-name="P24"><text:span text:style-name="Source_20_Text">Inside Interval <text:s/>(after 5 seconds)</text:span></text:p>
          <text:p text:style-name="P25"><text:span text:style-name="Source_20_Text">On unmount <text:s text:c="6"/>(Counter unmounts after 5 seconds)</text:span></text:p>
        </text:list-item>
        <text:list-item>
          <text:p text:style-name="P23"><text:span text:style-name="Strong_20_Emphasis">After 5 Seconds:</text:span></text:p>
          <text:list>
            <text:list-item>
              <text:p text:style-name="P26"><text:span text:style-name="Source_20_Text">Counter</text:span> is unmounted, interval cleared, and no more count updates. </text:p>
            </text:list-item>
          </text:list>
        </text:list-item>
        <text:list-item>
          <text:p text:style-name="P23"><text:span text:style-name="Strong_20_Emphasis">After 10 Seconds:</text:span></text:p>
          <text:p text:style-name="P24"><text:span text:style-name="Source_20_Text">inside counter component</text:span></text:p>
          <text:p text:style-name="P24"><text:span text:style-name="Source_20_Text">On mount</text:span></text:p>
          <text:p text:style-name="P25"><text:span text:style-name="Source_20_Text">Inside Interval <text:s/>(new counter starts again)</text:span></text:p>
        </text:list-item>
      </text:list>
      <text:p text:style-name="Horizontal_20_Line"/>
      <text:h text:style-name="Heading_20_3" text:outline-level="3"><text:span text:style-name="Strong_20_Emphasis">Final Thoughts:</text:span></text:h>
      <text:list text:style-name="L9">
        <text:list-item>
          <text:p text:style-name="P27"><text:span text:style-name="Strong_20_Emphasis"><text:span text:style-name="Source_20_Text">App</text:span></text:span><text:span text:style-name="Strong_20_Emphasis"> re-renders</text:span> every 5 seconds due to the visibility toggle. </text:p>
        </text:list-item>
        <text:list-item>
          <text:p text:style-name="P28"><text:span text:style-name="Strong_20_Emphasis"><text:span text:style-name="Source_20_Text">Counter</text:span></text:span><text:span text:style-name="Strong_20_Emphasis"> re-renders</text:span> every second due to the count increment, and it mounts/unmounts based on <text:span text:style-name="Source_20_Text">App</text:span>'s state. </text:p>
        </text:list-item>
      </text:list>
      <text:p text:style-name="Text_20_body">Let me know if you'd like to dive deeper into any part of this flow! 😊🚀</text:p>
      <text:p text:style-name="P29"/>
      <text:p text:style-name="P29">React is a diffing library which what is the difference between current state and next state what do I need to put in and what do I need to pull out </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function</text:span> <text:span text:style-name="T2">App</text:span>() {</text:p>
      <text:p text:style-name="P1"><text:span text:style-name="T1">const</text:span> [<text:span text:style-name="T3">count</text:span>,<text:span text:style-name="T2">setCount</text:span>]<text:span text:style-name="T4">=</text:span><text:span text:style-name="T2">useState</text:span>(<text:span text:style-name="T5">0</text:span>);</text:p>
      <text:p text:style-name="P1"><text:span text:style-name="T1">function</text:span> <text:span text:style-name="T2">increase</text:span>(){</text:p>
      <text:p text:style-name="P1"><text:span text:style-name="T2">setCount</text:span>(<text:span text:style-name="T9">c</text:span> <text:span text:style-name="T1">=&gt;</text:span> <text:span text:style-name="T9">c</text:span><text:span text:style-name="T4">+</text:span><text:span text:style-name="T5">1</text:span>);</text:p>
      <text:p text:style-name="P1">}</text:p>
      <text:p text:style-name="P1"><text:span text:style-name="T6">return</text:span> <text:span text:style-name="T7">&lt;</text:span><text:span text:style-name="T1">div</text:span><text:span text:style-name="T7">&gt;</text:span></text:p>
      <text:p text:style-name="P1"><text:span text:style-name="T7">&lt;</text:span><text:span text:style-name="T8">Counter</text:span> <text:span text:style-name="T9">count</text:span><text:span text:style-name="T4">=</text:span><text:span text:style-name="T1">{</text:span><text:span text:style-name="T3">count</text:span><text:span text:style-name="T1">}</text:span> <text:span text:style-name="T7">/&gt;</text:span></text:p>
      <text:p text:style-name="P1"><text:span text:style-name="T7">&lt;</text:span><text:span text:style-name="T1">button</text:span> <text:span text:style-name="T9">onClick</text:span><text:span text:style-name="T4">=</text:span><text:span text:style-name="T1">{</text:span><text:span text:style-name="T2">increase</text:span><text:span text:style-name="T1">}</text:span><text:span text:style-name="T7">&gt;</text:span> Increase Count<text:span text:style-name="T7">&lt;/</text:span><text:span text:style-name="T1">button</text:span><text:span text:style-name="T7">&gt;</text:span></text:p>
      <text:p text:style-name="P1"><text:span text:style-name="T7">&lt;/</text:span><text:span text:style-name="T1">div</text:span><text:span text:style-name="T7">&gt;</text:span></text:p>
      <text:p text:style-name="P1">}</text:p>
      <text:p text:style-name="P1"><text:span text:style-name="T1">function</text:span> <text:span text:style-name="T2">Counter</text:span>(<text:span text:style-name="T9">props</text:span>){</text:p>
      <text:p text:style-name="P1"><text:span text:style-name="T2">useEffect</text:span>(<text:span text:style-name="T1">function</text:span>(){</text:p>
      <text:p text:style-name="P1"><text:span text:style-name="T9">console</text:span>.<text:span text:style-name="T2">log</text:span>(<text:span text:style-name="T10">"On Mount"</text:span>);</text:p>
      <text:p text:style-name="P1"><text:span text:style-name="T6">return</text:span> <text:span text:style-name="T9">console</text:span>.<text:span text:style-name="T2">log</text:span>(<text:span text:style-name="T10">"On Unmount"</text:span>);</text:p>
      <text:p text:style-name="P1">},[]);</text:p>
      <text:p text:style-name="P1"><text:span text:style-name="T2">useEffect</text:span>(<text:span text:style-name="T1">function</text:span>(){</text:p>
      <text:p text:style-name="P1"><text:soft-page-break/><text:span text:style-name="T9">console</text:span>.<text:span text:style-name="T2">log</text:span>(<text:span text:style-name="T10">"count has changed"</text:span>);</text:p>
      <text:p text:style-name="P1">},[<text:span text:style-name="T9">props</text:span>.<text:span text:style-name="T9">count</text:span>]);</text:p>
      <text:p text:style-name="P1"><text:span text:style-name="T6">return</text:span> <text:span text:style-name="T7">&lt;</text:span><text:span text:style-name="T1">div</text:span><text:span text:style-name="T7">&gt;</text:span></text:p>
      <text:p text:style-name="P1">Counter <text:span text:style-name="T1">{</text:span><text:span text:style-name="T9">props</text:span><text:span text:style-name="T4">.</text:span><text:span text:style-name="T9">count</text:span><text:span text:style-name="T1">}</text:span> <text:span text:style-name="T7">&lt;</text:span><text:span text:style-name="T1">br</text:span> <text:span text:style-name="T7">/&gt;</text:span></text:p>
      <text:p text:style-name="P1"><text:span text:style-name="T7">&lt;/</text:span><text:span text:style-name="T1">div</text:span><text:span text:style-name="T7">&gt;</text:span></text:p>
      <text:p text:style-name="P1">}</text:p>
      <text:p text:style-name="P31"/>
      <text:p text:style-name="P32"/>
      <text:p text:style-name="P33">the function useEffect when we were passing an empty array that means the function we passed to the useEffect will atleast run once it means it does not depends on any state if we didn’t passed anything to the function </text:p>
      <text:p text:style-name="P33">but in the function we passed props.count as a dependency the function will run once and there after function we passed will <text:s/>get called everytime the count state changes </text:p>
      <text:p text:style-name="P33">If you even define another state count2 the function we passed to the useEffect will only run when count changes but will not run when the count changes </text:p>
      <text:p text:style-name="P33"/>
      <text:p text:style-name="P33">useEffect is much more generic hook </text:p>
      <text:p text:style-name="P34"><text:span text:style-name="T11">and if we add clean up function to the useEffect where it is dependent on props.count <text:line-break/></text:span><text:span text:style-name="T12">useEffect</text:span><text:span text:style-name="T13">(</text:span><text:span text:style-name="T14">function</text:span><text:span text:style-name="T13">(){</text:span></text:p>
      <text:p text:style-name="P1"><text:span text:style-name="T9">console</text:span>.<text:span text:style-name="T2">log</text:span>(<text:span text:style-name="T10">"count has changed"</text:span>);</text:p>
      <text:p text:style-name="P1"><text:span text:style-name="T6">return</text:span> <text:span text:style-name="T1">function</text:span>(){</text:p>
      <text:p text:style-name="P1"><text:span text:style-name="T9">console</text:span>.<text:span text:style-name="T2">log</text:span>(<text:span text:style-name="T10">"cleanup function called"</text:span>);</text:p>
      <text:p text:style-name="P1">}</text:p>
      <text:p text:style-name="P1">},[<text:span text:style-name="T9">props</text:span>.<text:span text:style-name="T9">count</text:span>]);</text:p>
      <text:p text:style-name="P35"><text:line-break/>in this scenario the first time props.count come inside the Counter Component “count has changed gets logged”<text:line-break/>But when props.count gets changed then first clean-up function will get called which logs “cleanup function called”</text:p>
      <text:p text:style-name="P35">because new effect has came and the old effect will close </text:p>
      <text:p text:style-name="P35"><text:s/>and the function with no dependency it will the clean-up function will only gets called when </text:p>
      <text:p text:style-name="P35"/>
      <text:p text:style-name="P35"/>
      <text:p text:style-name="P36"><text:span text:style-name="T1">function</text:span> <text:span text:style-name="T2">App</text:span>() {</text:p>
      <text:p text:style-name="P1"><text:span text:style-name="T6">return</text:span> <text:span text:style-name="T7">&lt;</text:span><text:span text:style-name="T1">div</text:span><text:span text:style-name="T7">&gt;</text:span></text:p>
      <text:p text:style-name="P1"><text:span text:style-name="T7">&lt;</text:span><text:span text:style-name="T8">ToggleMessage</text:span> <text:span text:style-name="T7">/&gt;</text:span></text:p>
      <text:p text:style-name="P1"><text:span text:style-name="T7">&lt;/</text:span><text:span text:style-name="T1">div</text:span><text:span text:style-name="T7">&gt;</text:span></text:p>
      <text:p text:style-name="P1">}</text:p>
      <text:p text:style-name="P1"><text:soft-page-break/><text:span text:style-name="T1">function</text:span> <text:span text:style-name="T2">ToggleMessage</text:span>(){</text:p>
      <text:p text:style-name="P1"><text:span text:style-name="T1">let</text:span> <text:span text:style-name="T9">visible</text:span><text:span text:style-name="T4">=</text:span><text:span text:style-name="T1">true</text:span>;</text:p>
      <text:p text:style-name="P2"/>
      <text:p text:style-name="P1"><text:span text:style-name="T1">function</text:span> <text:span text:style-name="T2">toggle</text:span>(){</text:p>
      <text:p text:style-name="P1"><text:span text:style-name="T9">visible</text:span><text:span text:style-name="T4">=!</text:span><text:span text:style-name="T9">visible</text:span></text:p>
      <text:p text:style-name="P1">}</text:p>
      <text:p text:style-name="P2"/>
      <text:p text:style-name="P1"><text:span text:style-name="T6">return</text:span> (</text:p>
      <text:p text:style-name="P1"><text:span text:style-name="T7">&lt;</text:span><text:span text:style-name="T1">div</text:span><text:span text:style-name="T7">&gt;</text:span></text:p>
      <text:p text:style-name="P1"><text:span text:style-name="T7">&lt;</text:span><text:span text:style-name="T1">button</text:span> <text:span text:style-name="T9">onClick</text:span><text:span text:style-name="T4">=</text:span><text:span text:style-name="T1">{</text:span><text:span text:style-name="T2">toggle</text:span><text:span text:style-name="T1">}</text:span><text:span text:style-name="T7">&gt;</text:span>toggle message<text:span text:style-name="T7">&lt;/</text:span><text:span text:style-name="T1">button</text:span><text:span text:style-name="T7">&gt;</text:span></text:p>
      <text:p text:style-name="P1"><text:span text:style-name="T1">{</text:span><text:span text:style-name="T9">visible</text:span><text:span text:style-name="T4">==</text:span><text:span text:style-name="T1">true</text:span><text:span text:style-name="T4"> ? </text:span><text:span text:style-name="T7">&lt;</text:span><text:span text:style-name="T1">p</text:span><text:span text:style-name="T7">&gt;</text:span><text:span text:style-name="T4"> toggle message appears</text:span><text:span text:style-name="T7">&lt;/</text:span><text:span text:style-name="T1">p</text:span><text:span text:style-name="T7">&gt;</text:span><text:span text:style-name="T4">: </text:span><text:span text:style-name="T1">null}</text:span></text:p>
      <text:p text:style-name="P1"><text:span text:style-name="T7">&lt;/</text:span><text:span text:style-name="T1">div</text:span><text:span text:style-name="T7">&gt;</text:span></text:p>
      <text:p text:style-name="P1">);</text:p>
      <text:p text:style-name="P1">};</text:p>
      <text:p text:style-name="P35"/>
      <text:p text:style-name="P37">In this code the even after clicking toggle button the message does not disappears as condition specified, like only render if visible is true<text:line-break/>In order to do this useState hooks come into picture because <text:line-break/>react app only re-renders when the state variables defined under a component changes So to achieve re-rendering whenever visible variable changes you need to make visible a state variable </text:p>
      <text:p text:style-name="P38"><text:span text:style-name="T1">const</text:span> [<text:span text:style-name="T3">visible</text:span>,<text:span text:style-name="T2">setVisibility</text:span>]<text:span text:style-name="T4">=</text:span><text:span text:style-name="T2">useState</text:span>(<text:span text:style-name="T1">true</text:span>);</text:p>
      <text:p text:style-name="P2"/>
      <text:p text:style-name="P1"><text:span text:style-name="T1">function</text:span> <text:span text:style-name="T2">toggle</text:span>(){</text:p>
      <text:p text:style-name="P1"><text:span text:style-name="T2">setVisibility</text:span>(<text:span text:style-name="T9">visible</text:span> <text:span text:style-name="T1">=&gt;</text:span> <text:span text:style-name="T4">!</text:span><text:span text:style-name="T9">visible</text:span>);</text:p>
      <text:p text:style-name="P1">}</text:p>
      <text:p text:style-name="P37"><text:s/>these changes in code will re-render the code because we have used <text:span text:style-name="T15">a state variable and the only way to re render the component whenever the state variable is changed is by calling the function setVisibility() which useState() provides us.</text:span></text:p>
      <text:p text:style-name="P37"/>
      <text:p text:style-name="P39"><text:span text:style-name="T16">Now changing code what App component is returning <text:line-break/></text:span><text:span text:style-name="T17">return</text:span><text:span text:style-name="T13"> </text:span><text:span text:style-name="T18">&lt;</text:span><text:span text:style-name="T14">div</text:span><text:span text:style-name="T18">&gt;</text:span></text:p>
      <text:p text:style-name="P1"><text:span text:style-name="T7">&lt;</text:span><text:span text:style-name="T8">ToggleMessage</text:span> <text:span text:style-name="T7">/&gt;</text:span></text:p>
      <text:p text:style-name="P1"><text:span text:style-name="T7">&lt;</text:span><text:span text:style-name="T8">ToggleMessage</text:span> <text:span text:style-name="T7">/&gt;</text:span></text:p>
      <text:p text:style-name="P1"><text:span text:style-name="T7">&lt;</text:span><text:span text:style-name="T8">ToggleMessage</text:span> <text:span text:style-name="T7">/&gt;</text:span></text:p>
      <text:p text:style-name="P1"><text:span text:style-name="T7">&lt;/</text:span><text:span text:style-name="T1">div</text:span><text:span text:style-name="T7">&gt;</text:span></text:p>
      <text:p text:style-name="P40"><text:line-break/>here each component has its own state whichever component state variable is changed it only changes the state variable its own state variable </text:p>
      <text:p text:style-name="P41"><text:span text:style-name="T6">import</text:span> { <text:span text:style-name="T9">useState</text:span> } <text:span text:style-name="T6">from</text:span> <text:span text:style-name="T10">"react"</text:span>; </text:p>
      <text:p text:style-name="P2"/>
      <text:p text:style-name="P3">// Importing the PostComponent from a local file</text:p>
      <text:p text:style-name="P1"><text:soft-page-break/><text:span text:style-name="T6">import</text:span> { <text:span text:style-name="T9">PostComponent</text:span> } <text:span text:style-name="T6">from</text:span> <text:span text:style-name="T10">"./Post"</text:span>; </text:p>
      <text:p text:style-name="P2"/>
      <text:p text:style-name="P3">// Main App component declaration</text:p>
      <text:p text:style-name="P1"><text:span text:style-name="T1">function</text:span> <text:span text:style-name="T2">App</text:span>() { </text:p>
      <text:p text:style-name="P3">// Initializing 'posts' state as an empty array and providing 'setPosts' to update it</text:p>
      <text:p text:style-name="P1"><text:span text:style-name="T1">const</text:span> [<text:span text:style-name="T3">posts</text:span>, <text:span text:style-name="T2">setPosts</text:span>] <text:span text:style-name="T4">=</text:span> <text:span text:style-name="T2">useState</text:span>([]); </text:p>
      <text:p text:style-name="P2"/>
      <text:p text:style-name="P3">// Mapping over 'posts' array to render each post as a PostComponent</text:p>
      <text:p text:style-name="P1"><text:span text:style-name="T1">const</text:span> <text:span text:style-name="T3">postComponents</text:span> <text:span text:style-name="T4">=</text:span> <text:span text:style-name="T3">posts</text:span>.<text:span text:style-name="T2">map</text:span>(<text:span text:style-name="T9">post</text:span> <text:span text:style-name="T1">=&gt;</text:span> </text:p>
      <text:p text:style-name="P1"><text:span text:style-name="T7">&lt;</text:span><text:span text:style-name="T8">PostComponent</text:span> </text:p>
      <text:p text:style-name="P3">// Passing 'name' prop to PostComponent</text:p>
      <text:p text:style-name="P1"><text:span text:style-name="T9">name</text:span><text:span text:style-name="T4">=</text:span><text:span text:style-name="T1">{</text:span><text:span text:style-name="T9">post</text:span><text:span text:style-name="T4">.</text:span><text:span text:style-name="T9">name</text:span><text:span text:style-name="T1">}</text:span> </text:p>
      <text:p text:style-name="P3">// Passing 'subtitle' prop to PostComponent</text:p>
      <text:p text:style-name="P1"><text:span text:style-name="T9">subtitle</text:span><text:span text:style-name="T4">=</text:span><text:span text:style-name="T1">{</text:span><text:span text:style-name="T9">post</text:span><text:span text:style-name="T4">.</text:span><text:span text:style-name="T9">subtitle</text:span><text:span text:style-name="T1">}</text:span> </text:p>
      <text:p text:style-name="P3">// Passing 'time' prop to PostComponent (minor typo: should be post.time instead of post.title)</text:p>
      <text:p text:style-name="P1"><text:span text:style-name="T9">time</text:span><text:span text:style-name="T4">=</text:span><text:span text:style-name="T1">{</text:span><text:span text:style-name="T9">post</text:span><text:span text:style-name="T4">.</text:span><text:span text:style-name="T9">time</text:span><text:span text:style-name="T1">}</text:span> </text:p>
      <text:p text:style-name="P3">// Passing 'image' prop to PostComponent</text:p>
      <text:p text:style-name="P1"><text:span text:style-name="T9">image</text:span><text:span text:style-name="T4">=</text:span><text:span text:style-name="T1">{</text:span><text:span text:style-name="T9">post</text:span><text:span text:style-name="T4">.</text:span><text:span text:style-name="T9">image</text:span><text:span text:style-name="T1">}</text:span> </text:p>
      <text:p text:style-name="P3">// Passing 'description' prop to PostComponent</text:p>
      <text:p text:style-name="P1"><text:span text:style-name="T9">description</text:span><text:span text:style-name="T4">=</text:span><text:span text:style-name="T1">{</text:span><text:span text:style-name="T9">post</text:span><text:span text:style-name="T4">.</text:span><text:span text:style-name="T9">description</text:span><text:span text:style-name="T1">}</text:span> </text:p>
      <text:p text:style-name="P42">/&gt;</text:p>
      <text:p text:style-name="P1">)</text:p>
      <text:p text:style-name="P2"/>
      <text:p text:style-name="P3">// Function to add a new post to the 'posts' state</text:p>
      <text:p text:style-name="P1"><text:span text:style-name="T1">function</text:span> <text:span text:style-name="T2">addPost</text:span>() { </text:p>
      <text:p text:style-name="P3">// Using spread operator to add a new post while retaining existing posts</text:p>
      <text:p text:style-name="P1"><text:span text:style-name="T2">setPosts</text:span>([<text:span text:style-name="T4">...</text:span><text:span text:style-name="T3">posts</text:span>, { </text:p>
      <text:p text:style-name="P3">// Name of the user for the new post</text:p>
      <text:p text:style-name="P1"><text:span text:style-name="T9">name:</text:span> <text:span text:style-name="T10">"taiki"</text:span>, </text:p>
      <text:p text:style-name="P3">// Subtitle for the new post</text:p>
      <text:p text:style-name="P1"><text:span text:style-name="T9">subtitle:</text:span> <text:span text:style-name="T10">"2000 followers"</text:span>, </text:p>
      <text:p text:style-name="P3">// Time for the new post</text:p>
      <text:p text:style-name="P1"><text:span text:style-name="T9">time:</text:span> <text:span text:style-name="T10">"10m ago"</text:span>, </text:p>
      <text:p text:style-name="P3">// Image URL for the new post</text:p>
      <text:p text:style-name="P1"><text:span text:style-name="T9">image:</text:span> <text:span text:style-name="T10">"https://encrypted-tbn0.gstatic.com/images?q=tbn:ANd9GcSblc9HFj5DIIfSKm7OKh1qwkHEYSoqjJkcTQ&amp;s"</text:span>, </text:p>
      <text:p text:style-name="P3">// Description for the new post</text:p>
      <text:p text:style-name="P1"><text:span text:style-name="T9">description:</text:span> <text:span text:style-name="T10">"this is taiki from japan,, who loves watching anime"</text:span> </text:p>
      <text:p text:style-name="P1">}])</text:p>
      <text:p text:style-name="P1">}</text:p>
      <text:p text:style-name="P2"/>
      <text:p text:style-name="P3">// JSX to render the App component UI</text:p>
      <text:p text:style-name="P1"><text:span text:style-name="T6">return</text:span> ( </text:p>
      <text:p text:style-name="P3">// Styling the main container</text:p>
      <text:p text:style-name="P1"><text:span text:style-name="T7">&lt;</text:span><text:span text:style-name="T1">div</text:span> <text:span text:style-name="T9">style</text:span><text:span text:style-name="T4">=</text:span><text:span text:style-name="T1">{</text:span><text:span text:style-name="T4">{</text:span><text:span text:style-name="T9">background:</text:span><text:span text:style-name="T4"> </text:span><text:span text:style-name="T10">"#dfe6e9"</text:span><text:span text:style-name="T4">, </text:span><text:span text:style-name="T9">height:</text:span><text:span text:style-name="T4"> </text:span><text:span text:style-name="T10">"100vh"</text:span><text:span text:style-name="T4">, }</text:span><text:span text:style-name="T1">}</text:span><text:span text:style-name="T7">&gt;</text:span> </text:p>
      <text:p text:style-name="P1"><text:span text:style-name="T1">{</text:span><text:span text:style-name="T19">/* Button to add a new post on click */</text:span><text:span text:style-name="T1">}</text:span></text:p>
      <text:p text:style-name="P1"><text:span text:style-name="T7">&lt;</text:span><text:span text:style-name="T1">button</text:span> <text:span text:style-name="T9">onClick</text:span><text:span text:style-name="T4">=</text:span><text:span text:style-name="T1">{</text:span><text:span text:style-name="T2">addPost</text:span><text:span text:style-name="T1">}</text:span><text:span text:style-name="T7">&gt;</text:span>Add post<text:span text:style-name="T7">&lt;/</text:span><text:span text:style-name="T1">button</text:span><text:span text:style-name="T7">&gt;</text:span> </text:p>
      <text:p text:style-name="P1"><text:span text:style-name="T1">{</text:span><text:span text:style-name="T19">/* Flex container to center the content */</text:span><text:span text:style-name="T1">}</text:span></text:p>
      <text:p text:style-name="P1"><text:span text:style-name="T7">&lt;</text:span><text:span text:style-name="T1">div</text:span> <text:span text:style-name="T9">style</text:span><text:span text:style-name="T4">=</text:span><text:span text:style-name="T1">{</text:span><text:span text:style-name="T4">{</text:span><text:span text:style-name="T9">display:</text:span><text:span text:style-name="T4"> </text:span><text:span text:style-name="T10">"flex"</text:span><text:span text:style-name="T4">, </text:span><text:span text:style-name="T9">justifyContent:</text:span><text:span text:style-name="T4"> </text:span><text:span text:style-name="T10">"center"</text:span><text:span text:style-name="T4"> }</text:span><text:span text:style-name="T1">}</text:span><text:span text:style-name="T7">&gt;</text:span> </text:p>
      <text:p text:style-name="P1"><text:span text:style-name="T1">{</text:span><text:span text:style-name="T19">/* Container for the list of posts */</text:span><text:span text:style-name="T1">}</text:span></text:p>
      <text:p text:style-name="P1"><text:soft-page-break/><text:span text:style-name="T7">&lt;</text:span><text:span text:style-name="T1">div</text:span><text:span text:style-name="T7">&gt;</text:span> </text:p>
      <text:p text:style-name="P1"><text:span text:style-name="T1">{</text:span><text:span text:style-name="T19">/* Rendering the list of PostComponents */</text:span><text:span text:style-name="T1">}</text:span></text:p>
      <text:p text:style-name="P1"><text:span text:style-name="T1">{</text:span><text:span text:style-name="T3">postComponents</text:span><text:span text:style-name="T4"> </text:span><text:span text:style-name="T1">}</text:span></text:p>
      <text:p text:style-name="P1"><text:span text:style-name="T7">&lt;/</text:span><text:span text:style-name="T1">div</text:span><text:span text:style-name="T7">&gt;</text:span></text:p>
      <text:p text:style-name="P1"><text:span text:style-name="T7">&lt;/</text:span><text:span text:style-name="T1">div</text:span><text:span text:style-name="T7">&gt;</text:span></text:p>
      <text:p text:style-name="P1"><text:span text:style-name="T7">&lt;/</text:span><text:span text:style-name="T1">div</text:span><text:span text:style-name="T7">&gt;</text:span></text:p>
      <text:p text:style-name="P1">)</text:p>
      <text:p text:style-name="P1">}</text:p>
      <text:p text:style-name="P43"><text:line-break/></text:p>
      <text:p text:style-name="P1"><text:span text:style-name="T6">export</text:span> <text:span text:style-name="T6">default</text:span> <text:span text:style-name="T2">App</text:span></text:p>
      <text:p text:style-name="P31"/>
      <text:p text:style-name="P41"/>
      <text:p text:style-name="P40"><text:line-break/><text:span text:style-name="T20">in this code whenever state varibale gets changed when we click button addtodo <text:s/>the react will re run the whole App component which will rerender new todo added to the posts variable </text:span></text:p>
      <text:p text:style-name="P40"/>
      <text:p text:style-name="P44">Post.jsx- <text:tab/></text:p>
      <text:p text:style-name="P44"/>
      <text:p text:style-name="P1"><text:span text:style-name="T1">const</text:span> <text:span text:style-name="T3">style</text:span> <text:span text:style-name="T4">=</text:span> { <text:span text:style-name="T9">width:</text:span> <text:span text:style-name="T5">200</text:span>, <text:span text:style-name="T9">backgroundColor:</text:span> <text:span text:style-name="T10">"white"</text:span>, <text:span text:style-name="T9">borderRadius:</text:span> <text:span text:style-name="T5">10</text:span>, <text:span text:style-name="T9">borderColor:</text:span> <text:span text:style-name="T10">"gray"</text:span>, <text:span text:style-name="T9">borderWidth:</text:span> <text:span text:style-name="T5">1</text:span>, <text:span text:style-name="T9">padding:</text:span> <text:span text:style-name="T5">20</text:span> }</text:p>
      <text:p text:style-name="P2"/>
      <text:p text:style-name="P1"><text:span text:style-name="T6">export</text:span> <text:span text:style-name="T1">function</text:span> <text:span text:style-name="T2">PostComponent</text:span>({<text:span text:style-name="T9">name</text:span>, <text:span text:style-name="T9">subtitle</text:span>, <text:span text:style-name="T9">time</text:span>, <text:span text:style-name="T9">image</text:span>, <text:span text:style-name="T9">description</text:span>}) {</text:p>
      <text:p text:style-name="P1"><text:span text:style-name="T6">return</text:span> <text:span text:style-name="T7">&lt;</text:span><text:span text:style-name="T1">div</text:span> <text:span text:style-name="T9">style</text:span><text:span text:style-name="T4">=</text:span><text:span text:style-name="T1">{</text:span><text:span text:style-name="T3">style</text:span><text:span text:style-name="T1">}</text:span><text:span text:style-name="T7">&gt;</text:span> </text:p>
      <text:p text:style-name="P1"><text:span text:style-name="T7">&lt;</text:span><text:span text:style-name="T1">div</text:span> <text:span text:style-name="T9">style</text:span><text:span text:style-name="T4">=</text:span><text:span text:style-name="T1">{</text:span><text:span text:style-name="T4">{</text:span><text:span text:style-name="T9">display:</text:span><text:span text:style-name="T4"> </text:span><text:span text:style-name="T10">"flex"</text:span><text:span text:style-name="T4">}</text:span><text:span text:style-name="T1">}</text:span><text:span text:style-name="T7">&gt;</text:span></text:p>
      <text:p text:style-name="P1"><text:span text:style-name="T7">&lt;</text:span><text:span text:style-name="T1">img</text:span> <text:span text:style-name="T9">src</text:span><text:span text:style-name="T4">=</text:span><text:span text:style-name="T1">{</text:span><text:span text:style-name="T9">image</text:span><text:span text:style-name="T1">}</text:span> <text:span text:style-name="T9">style</text:span><text:span text:style-name="T4">=</text:span><text:span text:style-name="T1">{</text:span><text:span text:style-name="T4">{</text:span></text:p>
      <text:p text:style-name="P1"><text:span text:style-name="T9">width:</text:span><text:span text:style-name="T4"> </text:span><text:span text:style-name="T5">30</text:span><text:span text:style-name="T4">,</text:span></text:p>
      <text:p text:style-name="P1"><text:span text:style-name="T9">height:</text:span><text:span text:style-name="T4"> </text:span><text:span text:style-name="T5">30</text:span><text:span text:style-name="T4">,</text:span></text:p>
      <text:p text:style-name="P1"><text:span text:style-name="T9">borderRadius:</text:span><text:span text:style-name="T4"> </text:span><text:span text:style-name="T5">20</text:span></text:p>
      <text:p text:style-name="P1"><text:span text:style-name="T4">}</text:span><text:span text:style-name="T1">}</text:span> <text:span text:style-name="T7">/&gt;</text:span></text:p>
      <text:p text:style-name="P1"><text:span text:style-name="T7">&lt;</text:span><text:span text:style-name="T1">div</text:span> <text:span text:style-name="T9">style</text:span><text:span text:style-name="T4">=</text:span><text:span text:style-name="T1">{</text:span><text:span text:style-name="T4">{</text:span><text:span text:style-name="T9">fontSize:</text:span><text:span text:style-name="T4"> </text:span><text:span text:style-name="T5">10</text:span><text:span text:style-name="T4">, </text:span><text:span text:style-name="T9">marginLeft:</text:span><text:span text:style-name="T4"> </text:span><text:span text:style-name="T5">10</text:span><text:span text:style-name="T4">}</text:span><text:span text:style-name="T1">}</text:span><text:span text:style-name="T7">&gt;</text:span></text:p>
      <text:p text:style-name="P1"><text:span text:style-name="T7">&lt;</text:span><text:span text:style-name="T1">b</text:span><text:span text:style-name="T7">&gt;</text:span></text:p>
      <text:p text:style-name="P1"><text:span text:style-name="T1">{</text:span><text:span text:style-name="T9">name</text:span><text:span text:style-name="T1">}</text:span></text:p>
      <text:p text:style-name="P1"><text:span text:style-name="T7">&lt;/</text:span><text:span text:style-name="T1">b</text:span><text:span text:style-name="T7">&gt;</text:span></text:p>
      <text:p text:style-name="P1"><text:span text:style-name="T7">&lt;</text:span><text:span text:style-name="T1">div</text:span><text:span text:style-name="T7">&gt;</text:span><text:span text:style-name="T1">{</text:span><text:span text:style-name="T9">subtitle</text:span><text:span text:style-name="T1">}</text:span><text:span text:style-name="T7">&lt;/</text:span><text:span text:style-name="T1">div</text:span><text:span text:style-name="T7">&gt;</text:span></text:p>
      <text:p text:style-name="P1"><text:span text:style-name="T1">{</text:span><text:span text:style-name="T4">(</text:span><text:span text:style-name="T9">time</text:span><text:span text:style-name="T4"> !== </text:span><text:span text:style-name="T1">undefined</text:span><text:span text:style-name="T4">) ? </text:span><text:span text:style-name="T7">&lt;</text:span><text:span text:style-name="T1">div</text:span><text:span text:style-name="T4"> </text:span><text:span text:style-name="T9">style</text:span><text:span text:style-name="T4">=</text:span><text:span text:style-name="T1">{</text:span><text:span text:style-name="T4">{</text:span><text:span text:style-name="T9">display:</text:span><text:span text:style-name="T4"> </text:span><text:span text:style-name="T10">'flex'</text:span><text:span text:style-name="T4">}</text:span><text:span text:style-name="T1">}</text:span><text:span text:style-name="T7">&gt;</text:span></text:p>
      <text:p text:style-name="P1"><text:span text:style-name="T7">&lt;</text:span><text:span text:style-name="T1">div</text:span><text:span text:style-name="T7">&gt;</text:span><text:span text:style-name="T1">{</text:span><text:span text:style-name="T9">time</text:span><text:span text:style-name="T1">}</text:span><text:span text:style-name="T7">&lt;/</text:span><text:span text:style-name="T1">div</text:span><text:span text:style-name="T7">&gt;</text:span><text:span text:style-name="T4"> </text:span></text:p>
      <text:p text:style-name="P1"><text:span text:style-name="T7">&lt;</text:span><text:span text:style-name="T1">img</text:span><text:span text:style-name="T4"> </text:span><text:span text:style-name="T9">src</text:span><text:span text:style-name="T4">=</text:span><text:span text:style-name="T1">{</text:span><text:span text:style-name="T10">"https://media.istockphoto.com/id/931336618/vector/clock-vector-icon-isolated.jpg?s=612x612&amp;w=0&amp;k=20&amp;c=I8EBJl8i6olqcrhAtKko74ydFEVbfCQ6s5Pbsx6vfas="</text:span><text:span text:style-name="T1">}</text:span><text:span text:style-name="T4"> </text:span><text:span text:style-name="T9">style</text:span><text:span text:style-name="T4">=</text:span><text:span text:style-name="T1">{</text:span><text:span text:style-name="T4">{</text:span><text:span text:style-name="T9">width:</text:span><text:span text:style-name="T4"> </text:span><text:span text:style-name="T5">12</text:span><text:span text:style-name="T4">, </text:span><text:span text:style-name="T9">height:</text:span><text:span text:style-name="T4"> </text:span><text:span text:style-name="T5">12</text:span><text:span text:style-name="T4">}</text:span><text:span text:style-name="T1">}</text:span><text:span text:style-name="T4"> </text:span><text:span text:style-name="T7">/&gt;</text:span></text:p>
      <text:p text:style-name="P1"><text:span text:style-name="T7">&lt;/</text:span><text:span text:style-name="T1">div</text:span><text:span text:style-name="T7">&gt;</text:span><text:span text:style-name="T4"> : </text:span><text:span text:style-name="T1">null}</text:span></text:p>
      <text:p text:style-name="P1"><text:span text:style-name="T7">&lt;/</text:span><text:span text:style-name="T1">div</text:span><text:span text:style-name="T7">&gt;</text:span></text:p>
      <text:p text:style-name="P1"><text:span text:style-name="T7">&lt;/</text:span><text:span text:style-name="T1">div</text:span><text:span text:style-name="T7">&gt;</text:span></text:p>
      <text:p text:style-name="P1"><text:span text:style-name="T7">&lt;</text:span><text:span text:style-name="T1">div</text:span> <text:span text:style-name="T9">style</text:span><text:span text:style-name="T4">=</text:span><text:span text:style-name="T1">{</text:span><text:span text:style-name="T4">{</text:span><text:span text:style-name="T9">fontSize:</text:span><text:span text:style-name="T4"> </text:span><text:span text:style-name="T5">12</text:span><text:span text:style-name="T4">}</text:span><text:span text:style-name="T1">}</text:span><text:span text:style-name="T7">&gt;</text:span></text:p>
      <text:p text:style-name="P1"><text:span text:style-name="T1">{</text:span><text:span text:style-name="T9">description</text:span><text:span text:style-name="T1">}</text:span></text:p>
      <text:p text:style-name="P1"><text:span text:style-name="T7">&lt;/</text:span><text:span text:style-name="T1">div</text:span><text:span text:style-name="T7">&gt;</text:span></text:p>
      <text:p text:style-name="P1"><text:soft-page-break/><text:span text:style-name="T7">&lt;/</text:span><text:span text:style-name="T1">div</text:span><text:span text:style-name="T7">&gt;</text:span></text:p>
      <text:p text:style-name="P1">}</text:p>
      <text:p text:style-name="P44"/>
      <text:p text:style-name="P44"/>
      <text:p text:style-name="P44">// Import the useEffect and useState hooks from React</text:p>
      <text:p text:style-name="P44">import { useEffect, useState } from "react";</text:p>
      <text:p text:style-name="P44"/>
      <text:p text:style-name="P44">// Import the App.css file to apply styles</text:p>
      <text:p text:style-name="P44">import "./App.css";</text:p>
      <text:p text:style-name="P44"/>
      <text:p text:style-name="P44">// Create a function component named App that will be rendered in the root element </text:p>
      <text:p text:style-name="P44">function App() {</text:p>
      <text:p text:style-name="P44"><text:s text:c="4"/>// Create a state variable named currentTab and a function to update it named setCurrentTab that will be used to store the current tab number</text:p>
      <text:p text:style-name="P44"><text:s text:c="4"/>const [currentTab, setCurrentTab] = useState(1);</text:p>
      <text:p text:style-name="P44"/>
      <text:p text:style-name="P44"><text:s text:c="4"/>// Create a state variable named tabData and a function to update it named setTabData that will be used to store the data for the current tab</text:p>
      <text:p text:style-name="P44"><text:s text:c="4"/>const [tabData, setTabData] = useState({});</text:p>
      <text:p text:style-name="P44"/>
      <text:p text:style-name="P44"><text:s text:c="4"/>// Create a state variable named loading and a function to update it named setLoading that will be used to show a loading message</text:p>
      <text:p text:style-name="P44"><text:s text:c="4"/>const [loading, setLoading] = useState(true);</text:p>
      <text:p text:style-name="P44"/>
      <text:p text:style-name="P44"><text:s text:c="4"/>// Use the useEffect hook to send a backend request to fetch the data for the current tab when the currentTab state changes</text:p>
      <text:p text:style-name="P44"><text:s text:c="4"/>useEffect(</text:p>
      <text:p text:style-name="P44"><text:s text:c="8"/>function () {</text:p>
      <text:p text:style-name="P44"><text:s text:c="12"/>// Send a backend request to fetch the data for the current tab </text:p>
      <text:p text:style-name="P44"><text:s text:c="12"/>// Log the current tab to the console </text:p>
      <text:p text:style-name="P44"><text:s text:c="12"/>console.log("Sent request to backend to get data for tab", currentTab);</text:p>
      <text:p text:style-name="P44"/>
      <text:p text:style-name="P44"><text:s text:c="12"/>// Set the loading state to true to show a loading message </text:p>
      <text:p text:style-name="P44"><text:s text:c="12"/>setLoading(true);</text:p>
      <text:p text:style-name="P44"><text:soft-page-break/></text:p>
      <text:p text:style-name="P44"><text:s text:c="12"/>// Fetch the data for the current tab from the backend </text:p>
      <text:p text:style-name="P44"><text:s text:c="12"/>fetch("https://jsonplaceholder.typicode.com/todos/" + currentTab).then(async (res) =&gt; {</text:p>
      <text:p text:style-name="P44"><text:s text:c="16"/>const json = await res.json(); // Convert the response to JSON format </text:p>
      <text:p text:style-name="P44"><text:s text:c="16"/>setTabData(json); // Update the tabData state with the fetched data </text:p>
      <text:p text:style-name="P44"><text:s text:c="16"/>setLoading(false); // Set the loading state to false to hide the loading message</text:p>
      <text:p text:style-name="P44"><text:s text:c="12"/>});</text:p>
      <text:p text:style-name="P44"><text:s text:c="8"/>}, [currentTab]); // Add the currentTab state as a dependency to the useEffect hook </text:p>
      <text:p text:style-name="P44"/>
      <text:p text:style-name="P44"><text:s text:c="4"/>// Return JSX that will be rendered </text:p>
      <text:p text:style-name="P44"><text:s text:c="4"/>return (</text:p>
      <text:p text:style-name="P44"><text:s text:c="8"/>&lt;div style={{ margin: 20, textAlign: "center" }}&gt;</text:p>
      <text:p text:style-name="P44"><text:s text:c="12"/>{/* Add 4 buttons to switch between the tabs */} </text:p>
      <text:p text:style-name="P44"><text:s text:c="12"/>&lt;button</text:p>
      <text:p text:style-name="P44"><text:s text:c="16"/>onClick={function () {</text:p>
      <text:p text:style-name="P44"><text:s text:c="20"/>setCurrentTab(1);</text:p>
      <text:p text:style-name="P44"><text:s text:c="16"/>}}</text:p>
      <text:p text:style-name="P44"><text:s text:c="16"/>style={{ color: currentTab === 1 ? "red" : "black" }}</text:p>
      <text:p text:style-name="P44"><text:s text:c="12"/>&gt;</text:p>
      <text:p text:style-name="P44"><text:s text:c="16"/>Todo #1</text:p>
      <text:p text:style-name="P44"><text:s text:c="12"/>&lt;/button&gt; <text:s text:c="11"/></text:p>
      <text:p text:style-name="P44"><text:s text:c="12"/>&lt;button</text:p>
      <text:p text:style-name="P44"><text:s text:c="16"/>onClick={function () {</text:p>
      <text:p text:style-name="P44"><text:s text:c="20"/>setCurrentTab(2);</text:p>
      <text:p text:style-name="P44"><text:s text:c="16"/>}}</text:p>
      <text:p text:style-name="P44"><text:s text:c="16"/>style={{ color: currentTab === 2 ? "red" : "black" }}</text:p>
      <text:p text:style-name="P44"><text:s text:c="12"/>&gt;</text:p>
      <text:p text:style-name="P44"><text:s text:c="16"/>Todo #2</text:p>
      <text:p text:style-name="P44"><text:s text:c="12"/>&lt;/button&gt;</text:p>
      <text:p text:style-name="P44"><text:s text:c="12"/>&lt;button</text:p>
      <text:p text:style-name="P44"><text:s text:c="16"/>onClick={function () {</text:p>
      <text:p text:style-name="P44"><text:s text:c="20"/>setCurrentTab(3);</text:p>
      <text:p text:style-name="P44"><text:s text:c="16"/>}}</text:p>
      <text:p text:style-name="P44"><text:s text:c="16"/>style={{ color: currentTab === 3 ? "red" : "black" }}</text:p>
      <text:p text:style-name="P44"><text:soft-page-break/><text:s text:c="12"/>&gt;</text:p>
      <text:p text:style-name="P44"><text:s text:c="16"/>Todo #3</text:p>
      <text:p text:style-name="P44"><text:s text:c="12"/>&lt;/button&gt;</text:p>
      <text:p text:style-name="P44"><text:s text:c="12"/>&lt;button</text:p>
      <text:p text:style-name="P44"><text:s text:c="16"/>onClick={function () {</text:p>
      <text:p text:style-name="P44"><text:s text:c="20"/>setCurrentTab(4);</text:p>
      <text:p text:style-name="P44"><text:s text:c="16"/>}}</text:p>
      <text:p text:style-name="P44"><text:s text:c="16"/>style={{ color: currentTab === 4 ? "red" : "black" }}</text:p>
      <text:p text:style-name="P44"><text:s text:c="12"/>&gt;</text:p>
      <text:p text:style-name="P44"><text:s text:c="16"/>Todo #4</text:p>
      <text:p text:style-name="P44"><text:s text:c="12"/>&lt;/button&gt;</text:p>
      <text:p text:style-name="P44"/>
      <text:p text:style-name="P44"><text:s text:c="12"/>{/* Display the title of the current tab */} </text:p>
      <text:p text:style-name="P44"><text:s text:c="12"/>&lt;div&gt;{loading ? "Loading..." : tabData.title}&lt;/div&gt;</text:p>
      <text:p text:style-name="P44"><text:s text:c="8"/>&lt;/div&gt;</text:p>
      <text:p text:style-name="P44"><text:s text:c="4"/>);</text:p>
      <text:p text:style-name="P44">}</text:p>
      <text:p text:style-name="P44"/>
      <text:p text:style-name="P44">export default App;</text:p>
      <text:p text:style-name="P44"/>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21:19:42.522829007</meta:creation-date>
    <dc:date>2025-02-10T21:45:16.988000435</dc:date>
    <meta:editing-duration>PT7H38M56S</meta:editing-duration>
    <meta:editing-cycles>5</meta:editing-cycles>
    <meta:generator>LibreOffice/24.8.4.2$Linux_X86_64 LibreOffice_project/3e97788786b20d724e2ed0ea7a111abce73cab63</meta:generator>
    <meta:document-statistic meta:table-count="0" meta:image-count="0" meta:object-count="0" meta:page-count="12" meta:paragraph-count="384" meta:word-count="2087" meta:character-count="14762" meta:non-whitespace-character-count="12179"/>
  </office:meta>
</office:document-meta>
</file>